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d90" officeooo:paragraph-rsid="001f7d90"/>
    </style:style>
    <style:style style:name="P2" style:family="paragraph" style:parent-style-name="Standard">
      <style:text-properties officeooo:rsid="0021423b" officeooo:paragraph-rsid="00214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ект Яндекс.Лицей 2018</text:p>
      <text:p text:style-name="P1"/>
      <text:p text:style-name="P1">Команда:</text:p>
      <text:p text:style-name="P1">Васильев Владислав</text:p>
      <text:p text:style-name="P1">Обрадович Андрей</text:p>
      <text:p text:style-name="P1"/>
      <text:p text:style-name="P1">Название проекта:</text:p>
      <text:p text:style-name="P2">JetRunGame</text:p>
      <text:p text:style-name="P1"/>
      <text:p text:style-name="P1">Описание проекта:</text:p>
      <text:p text:style-name="P2">Мини-игра, написанная на python, цель в которой, заключается в преодолении препятствий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4:32:48.331629230</meta:creation-date>
    <dc:date>2018-12-08T14:50:47.902849837</dc:date>
    <meta:editing-duration>PT7M49S</meta:editing-duration>
    <meta:editing-cycles>1</meta:editing-cycles>
    <meta:document-statistic meta:table-count="0" meta:image-count="0" meta:object-count="0" meta:page-count="1" meta:paragraph-count="8" meta:word-count="24" meta:character-count="196" meta:non-whitespace-character-count="180"/>
    <meta:generator>LibreOffice/6.0.6.2$Linux_X86_64 LibreOffice_project/00m0$Build-2</meta:generator>
  </office:meta>
</office:document-meta>
</file>